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9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0" table:style-name="ce2">
            <text:p>Year</text:p>
          </table:table-cell>
          <table:table-cell office:value-type="string" table:content-validation-name="val10" table:style-name="ce2">
            <text:p>Month</text:p>
          </table:table-cell>
          <table:table-cell office:value-type="string" table:content-validation-name="val10" table:style-name="ce3">
            <text:p>Organisation name</text:p>
          </table:table-cell>
          <table:table-cell office:value-type="string" table:content-validation-name="val10" table:style-name="ce3">
            <text:p>Organisation type</text:p>
          </table:table-cell>
          <table:table-cell office:value-type="string" table:content-validation-name="val10" table:style-name="ce4">
            <office:annotation draw:style-name="a1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0" table:style-name="ce4">
            <text:p>Payroll staff;</text:p>
            <text:p>Total;</text:p>
            <text:p>Headcount</text:p>
          </table:table-cell>
          <table:table-cell office:value-type="string" table:content-validation-name="val10" table:style-name="ce4">
            <text:p>Payroll staff;</text:p>
            <text:p>Total;</text:p>
            <text:p>Full-time equivalent</text:p>
          </table:table-cell>
          <table:table-cell office:value-type="string" table:content-validation-name="val1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8" table:style-name="ce4">
            <text:p>Payroll staff costs;</text:p>
            <text:p>Salary</text:p>
          </table:table-cell>
          <table:table-cell office:value-type="string" table:content-validation-name="val8" table:style-name="ce4">
            <text:p>Payroll staff costs;</text:p>
            <text:p>Allowances</text:p>
          </table:table-cell>
          <table:table-cell office:value-type="string" table:content-validation-name="val8" table:style-name="ce4">
            <text:p>Payroll staff costs;</text:p>
            <text:p>Non-consolidated performance payments</text:p>
          </table:table-cell>
          <table:table-cell office:value-type="string" table:content-validation-name="val8" table:style-name="ce4">
            <text:p>Payroll staff costs;</text:p>
            <text:p>Overtime</text:p>
          </table:table-cell>
          <table:table-cell office:value-type="string" table:content-validation-name="val8" table:style-name="ce4">
            <text:p>Payroll staff costs;</text:p>
            <text:p>Employer pension contributions</text:p>
          </table:table-cell>
          <table:table-cell office:value-type="string" table:content-validation-name="val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Attorney General's Office</text:p>
          </table:table-cell>
          <table:table-cell office:value-type="string" table:content-validation-name="val9" table:style-name="ce8">
            <text:p>Ministerial Department</text:p>
          </table:table-cell>
          <table:table-cell office:value-type="string" table:content-validation-name="val9" table:style-name="ce25">
            <text:p>Attorney General's Departments</text:p>
          </table:table-cell>
          <table:table-cell office:value-type="float" office:value="7" table:content-validation-name="val11" table:style-name="ce27">
            <text:p>7.00</text:p>
          </table:table-cell>
          <table:table-cell office:value-type="float" office:value="7" table:content-validation-name="val12" table:style-name="ce26">
            <text:p>7.00</text:p>
          </table:table-cell>
          <table:table-cell office:value-type="float" office:value="7" table:content-validation-name="val11" table:style-name="ce27">
            <text:p>7.00</text:p>
          </table:table-cell>
          <table:table-cell office:value-type="float" office:value="7" table:content-validation-name="val12" table:style-name="ce26">
            <text:p>7.00</text:p>
          </table:table-cell>
          <table:table-cell office:value-type="float" office:value="13" table:content-validation-name="val11" table:style-name="ce27">
            <text:p>13.00</text:p>
          </table:table-cell>
          <table:table-cell office:value-type="float" office:value="13" table:content-validation-name="val12" table:style-name="ce26">
            <text:p>13.00</text:p>
          </table:table-cell>
          <table:table-cell office:value-type="float" office:value="20" table:content-validation-name="val11" table:style-name="ce27">
            <text:p>20.00</text:p>
          </table:table-cell>
          <table:table-cell office:value-type="float" office:value="18.970833333333331" table:content-validation-name="val12" table:style-name="ce26">
            <text:p>18.97</text:p>
          </table:table-cell>
          <table:table-cell office:value-type="float" office:value="5" table:content-validation-name="val11" table:style-name="ce27">
            <text:p>5.00</text:p>
          </table:table-cell>
          <table:table-cell office:value-type="float" office:value="5" table:content-validation-name="val12" table:style-name="ce26">
            <text:p>5.00</text:p>
          </table:table-cell>
          <table:table-cell office:value-type="float" office:value="0" table:content-validation-name="val11" table:style-name="ce27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52" table:formula="of:=SUM([.F2];[.H2];[.J2];[.L2];[.N2];[.P2])" table:content-validation-name="val10" table:style-name="ce10">
            <text:p>52</text:p>
          </table:table-cell>
          <table:table-cell office:value-type="float" office:value="50.970833333333331" table:formula="of:=SUM([.G2];[.I2];[.K2];[.M2];[.O2];[.Q2])" table:content-validation-name="val10" table:style-name="ce10">
            <text:p>51</text:p>
          </table:table-cell>
          <table:table-cell office:value-type="float" office:value="1" table:content-validation-name="val14" table:style-name="ce28">
            <text:p>1</text:p>
          </table:table-cell>
          <table:table-cell office:value-type="float" office:value="1" table:content-validation-name="val12" table:style-name="ce26">
            <text:p>1.00</text:p>
          </table:table-cell>
          <table:table-cell office:value-type="float" office:value="0" table:content-validation-name="val14" table:style-name="ce28">
            <text:p>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0" table:style-name="ce14">
            <text:p>53</text:p>
          </table:table-cell>
          <table:table-cell office:value-type="float" office:value="51.970833333333331" table:formula="of:=[.S2]+[.AA2]" table:content-validation-name="val10" table:style-name="ce14">
            <text:p>52</text:p>
          </table:table-cell>
          <table:table-cell office:value-type="currency" office:value="201380.53" table:content-validation-name="val8" table:style-name="ce15">
            <text:p>£201,380.53</text:p>
          </table:table-cell>
          <table:table-cell office:value-type="currency" office:value="7100.83" table:content-validation-name="val8" table:style-name="ce15">
            <text:p>£7,100.83</text:p>
          </table:table-cell>
          <table:table-cell office:value-type="currency" office:value="-5700" table:content-validation-name="val8" table:style-name="ce15">
            <text:p>-£5,700.00</text:p>
          </table:table-cell>
          <table:table-cell office:value-type="currency" office:value="1152.58" table:content-validation-name="val8" table:style-name="ce15">
            <text:p>£1,152.58</text:p>
          </table:table-cell>
          <table:table-cell office:value-type="currency" office:value="53645.09" table:content-validation-name="val8" table:style-name="ce15">
            <text:p>£53,645.09</text:p>
          </table:table-cell>
          <table:table-cell office:value-type="currency" office:value="23966" table:content-validation-name="val8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8" table:style-name="ce17">
            <text:p>£12,668.31</text:p>
          </table:table-cell>
          <table:table-cell office:value-type="currency" office:value="0" table:content-validation-name="val8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Government Legal Department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25">
            <text:p>Attorney General's Departments</text:p>
          </table:table-cell>
          <table:table-cell office:value-type="float" office:value="57" table:content-validation-name="val11" table:style-name="ce27">
            <text:p>57.00</text:p>
          </table:table-cell>
          <table:table-cell office:value-type="float" office:value="52.621471471471473" table:content-validation-name="val12" table:style-name="ce26">
            <text:p>52.62</text:p>
          </table:table-cell>
          <table:table-cell office:value-type="float" office:value="341" table:content-validation-name="val11" table:style-name="ce27">
            <text:p>341.00</text:p>
          </table:table-cell>
          <table:table-cell office:value-type="float" office:value="330.94479836979826" table:content-validation-name="val12" table:style-name="ce26">
            <text:p>330.94</text:p>
          </table:table-cell>
          <table:table-cell office:value-type="float" office:value="248" table:content-validation-name="val11" table:style-name="ce27">
            <text:p>248.00</text:p>
          </table:table-cell>
          <table:table-cell office:value-type="float" office:value="240.55322822822822" table:content-validation-name="val12" table:style-name="ce26">
            <text:p>240.55</text:p>
          </table:table-cell>
          <table:table-cell office:value-type="float" office:value="1747" table:content-validation-name="val11" table:style-name="ce27">
            <text:p>1747.00</text:p>
          </table:table-cell>
          <table:table-cell office:value-type="float" office:value="1599.1313610038567" table:content-validation-name="val12" table:style-name="ce26">
            <text:p>1599.13</text:p>
          </table:table-cell>
          <table:table-cell office:value-type="float" office:value="212" table:content-validation-name="val11" table:style-name="ce27">
            <text:p>212.00</text:p>
          </table:table-cell>
          <table:table-cell office:value-type="float" office:value="200.03689939939943" table:content-validation-name="val12" table:style-name="ce26">
            <text:p>200.04</text:p>
          </table:table-cell>
          <table:table-cell office:value-type="float" office:value="0" table:content-validation-name="val11" table:style-name="ce27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2605" table:formula="of:=SUM([.F3];[.H3];[.J3];[.L3];[.N3];[.P3])" table:content-validation-name="val10" table:style-name="ce10">
            <text:p>2,605</text:p>
          </table:table-cell>
          <table:table-cell office:value-type="float" office:value="2423.2877584727539" table:formula="of:=SUM([.G3];[.I3];[.K3];[.M3];[.O3];[.Q3])" table:content-validation-name="val10" table:style-name="ce10">
            <text:p>2,423</text:p>
          </table:table-cell>
          <table:table-cell office:value-type="float" office:value="163" table:content-validation-name="val14" table:style-name="ce28">
            <text:p>163</text:p>
          </table:table-cell>
          <table:table-cell office:value-type="float" office:value="160.46640926640924" table:content-validation-name="val12" table:style-name="ce26">
            <text:p>160.47</text:p>
          </table:table-cell>
          <table:table-cell office:value-type="float" office:value="199" table:content-validation-name="val14" table:style-name="ce28">
            <text:p>199</text:p>
          </table:table-cell>
          <table:table-cell office:value-type="float" office:value="196.77837837837839" table:content-validation-name="val12" table:style-name="ce26">
            <text:p>196.78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0" table:style-name="ce14">
            <text:p>2,967</text:p>
          </table:table-cell>
          <table:table-cell office:value-type="float" office:value="2780.5325461175416" table:formula="of:=[.S3]+[.AA3]" table:content-validation-name="val10" table:style-name="ce14">
            <text:p>2,781</text:p>
          </table:table-cell>
          <table:table-cell office:value-type="currency" office:value="10915694.380000001" table:content-validation-name="val8" table:style-name="ce15">
            <text:p>£10,915,694.38</text:p>
          </table:table-cell>
          <table:table-cell office:value-type="currency" office:value="40252.89" table:content-validation-name="val8" table:style-name="ce15">
            <text:p>£40,252.89</text:p>
          </table:table-cell>
          <table:table-cell office:value-type="currency" office:value="19750" table:content-validation-name="val8" table:style-name="ce15">
            <text:p>£19,750.00</text:p>
          </table:table-cell>
          <table:table-cell office:value-type="currency" office:value="217682.06" table:content-validation-name="val8" table:style-name="ce15">
            <text:p>£217,682.06</text:p>
          </table:table-cell>
          <table:table-cell office:value-type="currency" office:value="2996932.21" table:content-validation-name="val8" table:style-name="ce15">
            <text:p>£2,996,932.21</text:p>
          </table:table-cell>
          <table:table-cell office:value-type="currency" office:value="1381139.26" table:content-validation-name="val8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8" table:style-name="ce17">
            <text:p>£2,648,076.32</text:p>
          </table:table-cell>
          <table:table-cell office:value-type="currency" office:value="133125" table:content-validation-name="val8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Crown Prosecution Service Inspectorate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25">
            <text:p>Attorney General's Departments</text:p>
          </table:table-cell>
          <table:table-cell office:value-type="float" office:value="4" table:content-validation-name="val11" table:style-name="ce27">
            <text:p>4.00</text:p>
          </table:table-cell>
          <table:table-cell office:value-type="float" office:value="4" table:content-validation-name="val12" table:style-name="ce26">
            <text:p>4.00</text:p>
          </table:table-cell>
          <table:table-cell office:value-type="float" office:value="0" table:content-validation-name="val11" table:style-name="ce27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1" table:content-validation-name="val11" table:style-name="ce27">
            <text:p>1.00</text:p>
          </table:table-cell>
          <table:table-cell office:value-type="float" office:value="0.88888888888888895" table:content-validation-name="val12" table:style-name="ce26">
            <text:p>0.89</text:p>
          </table:table-cell>
          <table:table-cell office:value-type="float" office:value="20" table:content-validation-name="val11" table:style-name="ce27">
            <text:p>20.00</text:p>
          </table:table-cell>
          <table:table-cell office:value-type="float" office:value="18.59156906906907" table:content-validation-name="val12" table:style-name="ce26">
            <text:p>18.59</text:p>
          </table:table-cell>
          <table:table-cell office:value-type="float" office:value="3" table:content-validation-name="val11" table:style-name="ce27">
            <text:p>3.00</text:p>
          </table:table-cell>
          <table:table-cell office:value-type="float" office:value="3" table:content-validation-name="val12" table:style-name="ce26">
            <text:p>3.00</text:p>
          </table:table-cell>
          <table:table-cell office:value-type="float" office:value="0" table:content-validation-name="val11" table:style-name="ce27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28" table:formula="of:=SUM([.F4];[.H4];[.J4];[.L4];[.N4];[.P4])" table:content-validation-name="val10" table:style-name="ce10">
            <text:p>28</text:p>
          </table:table-cell>
          <table:table-cell office:value-type="float" office:value="26.48045795795796" table:formula="of:=SUM([.G4];[.I4];[.K4];[.M4];[.O4];[.Q4])" table:content-validation-name="val10" table:style-name="ce10">
            <text:p>26</text:p>
          </table:table-cell>
          <table:table-cell office:value-type="float" office:value="0" table:content-validation-name="val14" table:style-name="ce28">
            <text:p>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4" table:style-name="ce28">
            <text:p>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2" table:style-name="ce26">
            <text:p>0.00</text:p>
          </table:table-cell>
          <table:table-cell office:value-type="float" office:value="0" table:content-validation-name="val13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0" table:style-name="ce14">
            <text:p>28</text:p>
          </table:table-cell>
          <table:table-cell office:value-type="float" office:value="26.48045795795796" table:formula="of:=[.S4]+[.AA4]" table:content-validation-name="val10" table:style-name="ce14">
            <text:p>26</text:p>
          </table:table-cell>
          <table:table-cell office:value-type="currency" office:value="134519.82999999999" table:content-validation-name="val8" table:style-name="ce15">
            <text:p>£134,519.83</text:p>
          </table:table-cell>
          <table:table-cell office:value-type="currency" office:value="500.19" table:content-validation-name="val8" table:style-name="ce15">
            <text:p>£500.19</text:p>
          </table:table-cell>
          <table:table-cell office:value-type="currency" office:value="0" table:content-validation-name="val8" table:style-name="ce15">
            <text:p>£0.00</text:p>
          </table:table-cell>
          <table:table-cell office:value-type="currency" office:value="0" table:content-validation-name="val8" table:style-name="ce15">
            <text:p>£0.00</text:p>
          </table:table-cell>
          <table:table-cell office:value-type="currency" office:value="38610.89" table:content-validation-name="val8" table:style-name="ce15">
            <text:p>£38,610.89</text:p>
          </table:table-cell>
          <table:table-cell office:value-type="currency" office:value="16640.400000000001" table:content-validation-name="val8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8" table:style-name="ce17">
            <text:p>£0.00</text:p>
          </table:table-cell>
          <table:table-cell office:value-type="currency" office:value="0" table:content-validation-name="val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25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75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8" table:content-validation-name="val54" table:style-name="ce57">
            <text:p>8.00</text:p>
          </table:table-cell>
          <table:table-cell office:value-type="float" office:value="8" table:content-validation-name="val53" table:style-name="ce56">
            <text:p>8.00</text:p>
          </table:table-cell>
          <table:table-cell office:value-type="float" office:value="6" table:content-validation-name="val54" table:style-name="ce57">
            <text:p>6.00</text:p>
          </table:table-cell>
          <table:table-cell office:value-type="float" office:value="5.5" table:content-validation-name="val53" table:style-name="ce56">
            <text:p>5.50</text:p>
          </table:table-cell>
          <table:table-cell office:value-type="float" office:value="12" table:content-validation-name="val54" table:style-name="ce57">
            <text:p>12.00</text:p>
          </table:table-cell>
          <table:table-cell office:value-type="float" office:value="11.625" table:content-validation-name="val53" table:style-name="ce56">
            <text:p>11.63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799999999999997" table:content-validation-name="val53" table:style-name="ce56">
            <text:p>18.80</text:p>
          </table:table-cell>
          <table:table-cell office:value-type="float" office:value="5" table:content-validation-name="val54" table:style-name="ce57">
            <text:p>5.00</text:p>
          </table:table-cell>
          <table:table-cell office:value-type="float" office:value="5" table:content-validation-name="val53" table:style-name="ce56">
            <text:p>5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51" table:formula="of:=SUM([.F2];[.H2];[.J2];[.L2];[.N2];[.P2])" table:content-validation-name="val55" table:style-name="ce10">
            <text:p>51</text:p>
          </table:table-cell>
          <table:table-cell office:value-type="float" office:value="48.924999999999997" table:formula="of:=SUM([.G2];[.I2];[.K2];[.M2];[.O2];[.Q2])" table:content-validation-name="val55" table:style-name="ce10">
            <text:p>49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55" table:style-name="ce14">
            <text:p>51</text:p>
          </table:table-cell>
          <table:table-cell office:value-type="float" office:value="48.924999999999997" table:formula="of:=[.S2]+[.AA2]" table:content-validation-name="val55" table:style-name="ce14">
            <text:p>49</text:p>
          </table:table-cell>
          <table:table-cell office:value-type="currency" office:value="192707.95" table:content-validation-name="val50" table:style-name="ce15">
            <text:p>£192,707.95</text:p>
          </table:table-cell>
          <table:table-cell office:value-type="currency" office:value="4921.54" table:content-validation-name="val50" table:style-name="ce15">
            <text:p>£4,921.54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91.59" table:content-validation-name="val50" table:style-name="ce15">
            <text:p>£591.59</text:p>
          </table:table-cell>
          <table:table-cell office:value-type="currency" office:value="48190.31" table:content-validation-name="val50" table:style-name="ce15">
            <text:p>£48,190.31</text:p>
          </table:table-cell>
          <table:table-cell office:value-type="currency" office:value="21461.360000000001" table:content-validation-name="val50" table:style-name="ce15">
            <text:p>£21,461.36</text:p>
          </table:table-cell>
          <table:table-cell office:value-type="currency" office:value="267872.75" table:formula="of:=SUM([.AE2:.AJ2])" table:style-name="ce16">
            <text:p>£267,872.7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7872.75" table:formula="of:=SUM([.AN2];[.AK2])" table:style-name="ce16">
            <text:p>£267,87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50" table:content-validation-name="val54" table:style-name="ce57">
            <text:p>50.00</text:p>
          </table:table-cell>
          <table:table-cell office:value-type="float" office:value="47.670120120120124" table:content-validation-name="val53" table:style-name="ce56">
            <text:p>47.67</text:p>
          </table:table-cell>
          <table:table-cell office:value-type="float" office:value="349" table:content-validation-name="val54" table:style-name="ce57">
            <text:p>349.00</text:p>
          </table:table-cell>
          <table:table-cell office:value-type="float" office:value="336.16796439296451" table:content-validation-name="val53" table:style-name="ce56">
            <text:p>336.17</text:p>
          </table:table-cell>
          <table:table-cell office:value-type="float" office:value="280" table:content-validation-name="val54" table:style-name="ce57">
            <text:p>280.00</text:p>
          </table:table-cell>
          <table:table-cell office:value-type="float" office:value="273.07552552552556" table:content-validation-name="val53" table:style-name="ce56">
            <text:p>273.08</text:p>
          </table:table-cell>
          <table:table-cell office:value-type="float" office:value="1788" table:content-validation-name="val54" table:style-name="ce57">
            <text:p>1788.00</text:p>
          </table:table-cell>
          <table:table-cell office:value-type="float" office:value="1642.2976222651193" table:content-validation-name="val53" table:style-name="ce56">
            <text:p>1642.30</text:p>
          </table:table-cell>
          <table:table-cell office:value-type="float" office:value="209" table:content-validation-name="val54" table:style-name="ce57">
            <text:p>209.00</text:p>
          </table:table-cell>
          <table:table-cell office:value-type="float" office:value="198.96696696696699" table:content-validation-name="val53" table:style-name="ce56">
            <text:p>198.97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676" table:formula="of:=SUM([.F3];[.H3];[.J3];[.L3];[.N3];[.P3])" table:content-validation-name="val55" table:style-name="ce10">
            <text:p>2,676</text:p>
          </table:table-cell>
          <table:table-cell office:value-type="float" office:value="2498.1781992706965" table:formula="of:=SUM([.G3];[.I3];[.K3];[.M3];[.O3];[.Q3])" table:content-validation-name="val55" table:style-name="ce10">
            <text:p>2,498</text:p>
          </table:table-cell>
          <table:table-cell office:value-type="float" office:value="120" table:content-validation-name="val51" table:style-name="ce58">
            <text:p>120</text:p>
          </table:table-cell>
          <table:table-cell office:value-type="float" office:value="118.07837837837837" table:content-validation-name="val53" table:style-name="ce56">
            <text:p>118.08</text:p>
          </table:table-cell>
          <table:table-cell office:value-type="float" office:value="219" table:content-validation-name="val51" table:style-name="ce58">
            <text:p>219</text:p>
          </table:table-cell>
          <table:table-cell office:value-type="float" office:value="215.82097812097811" table:content-validation-name="val53" table:style-name="ce56">
            <text:p>215.82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339" table:formula="of:=SUM([.T3];[.V3];[.X3])" table:style-name="ce12">
            <text:p>339</text:p>
          </table:table-cell>
          <table:table-cell office:value-type="float" office:value="333.8993564993564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15" table:formula="of:=[.R3]+[.Z3]" table:content-validation-name="val55" table:style-name="ce14">
            <text:p>3,015</text:p>
          </table:table-cell>
          <table:table-cell office:value-type="float" office:value="2832.0775557700531" table:formula="of:=[.S3]+[.AA3]" table:content-validation-name="val55" table:style-name="ce14">
            <text:p>2,832</text:p>
          </table:table-cell>
          <table:table-cell office:value-type="currency" office:value="11252899.039999999" table:content-validation-name="val50" table:style-name="ce15">
            <text:p>£11,252,899.04</text:p>
          </table:table-cell>
          <table:table-cell office:value-type="currency" office:value="47611.14" table:content-validation-name="val50" table:style-name="ce15">
            <text:p>£47,611.14</text:p>
          </table:table-cell>
          <table:table-cell office:value-type="currency" office:value="517700" table:content-validation-name="val50" table:style-name="ce15">
            <text:p>£517,700.00</text:p>
          </table:table-cell>
          <table:table-cell office:value-type="currency" office:value="308915.33" table:content-validation-name="val50" table:style-name="ce15">
            <text:p>£308,915.33</text:p>
          </table:table-cell>
          <table:table-cell office:value-type="currency" office:value="3102733.7" table:content-validation-name="val50" table:style-name="ce15">
            <text:p>£3,102,733.70</text:p>
          </table:table-cell>
          <table:table-cell office:value-type="currency" office:value="1387553.58" table:content-validation-name="val50" table:style-name="ce15">
            <text:p>£1,387,553.58</text:p>
          </table:table-cell>
          <table:table-cell office:value-type="currency" office:value="16617412.790000001" table:formula="of:=SUM([.AE3:.AJ3])" table:style-name="ce16">
            <text:p>£16,617,412.79</text:p>
          </table:table-cell>
          <table:table-cell office:value-type="currency" office:value="1780602.96" table:content-validation-name="val50" table:style-name="ce17">
            <text:p>£1,780,602.96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1780602.96" table:formula="of:=SUM([.AL3:.AM3])" table:style-name="ce18">
            <text:p>£1,780,602.96</text:p>
          </table:table-cell>
          <table:table-cell office:value-type="currency" office:value="18398015.75" table:formula="of:=SUM([.AN3];[.AK3])" table:style-name="ce16">
            <text:p>£18,398,015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1" table:content-validation-name="val54" table:style-name="ce57">
            <text:p>1.00</text:p>
          </table:table-cell>
          <table:table-cell office:value-type="float" office:value="0.88888888888888895" table:content-validation-name="val53" table:style-name="ce56">
            <text:p>0.89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59156906906907" table:content-validation-name="val53" table:style-name="ce56">
            <text:p>18.59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48045795795796" table:formula="of:=SUM([.G4];[.I4];[.K4];[.M4];[.O4];[.Q4])" table:content-validation-name="val55" table:style-name="ce10">
            <text:p>25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48045795795796" table:formula="of:=[.S4]+[.AA4]" table:content-validation-name="val55" table:style-name="ce14">
            <text:p>25</text:p>
          </table:table-cell>
          <table:table-cell office:value-type="currency" office:value="139911.4" table:content-validation-name="val50" table:style-name="ce15">
            <text:p>£139,911.40</text:p>
          </table:table-cell>
          <table:table-cell office:value-type="currency" office:value="500.19" table:content-validation-name="val50" table:style-name="ce15">
            <text:p>£500.19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9647.15" table:content-validation-name="val50" table:style-name="ce15">
            <text:p>£39,647.15</text:p>
          </table:table-cell>
          <table:table-cell office:value-type="currency" office:value="15891.93" table:content-validation-name="val50" table:style-name="ce15">
            <text:p>£15,891.93</text:p>
          </table:table-cell>
          <table:table-cell office:value-type="currency" office:value="195950.66999999998" table:formula="of:=SUM([.AE4:.AJ4])" table:style-name="ce16">
            <text:p>£195,950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950.66999999998" table:formula="of:=SUM([.AN4];[.AK4])" table:style-name="ce16">
            <text:p>£195,950.6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25in" svg:y="0in" svg:width="3.9916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4166666666667in" svg:y="0in" svg:width="3.98333333333333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2-12-14T13:36:19Z</dc:date>
  </office:meta>
</office:document-meta>
</file>